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591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 style:data-style-name="N5126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shapes>
          <draw:frame draw:z-index="0" draw:name="Chart 1" draw:style-name="gr1" svg:width="6.324in" svg:height="2.3862in" svg:x="9.5059in" svg:y="2.328in">
            <draw:object draw:notify-on-update-of-ranges="Sheet1.A2:Sheet1.A4 Sheet1.B1:Sheet1.B1 Sheet1.B2:Sheet1.B4 Sheet1.C1:Sheet1.C1 Sheet1.C2:Sheet1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6.324in" svg:height="2.3862in" svg:x="9.5059in" svg:y="2.3488in">
            <draw:object draw:notify-on-update-of-ranges="Sheet1.A2:Sheet1.A12 Sheet1.B1:Sheet1.B1 Sheet1.B2:Sheet1.B12 Sheet1.C1:Sheet1.C1 Sheet1.C2:Sheet1.C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3" draw:style-name="gr1" svg:width="6.324in" svg:height="2.3862in" svg:x="9.5059in" svg:y="2.3488in">
            <draw:object draw:notify-on-update-of-ranges="Sheet1.A19:Sheet1.A29 Sheet1.B18:Sheet1.B18 Sheet1.B19:Sheet1.B29 Sheet1.C18:Sheet1.C18 Sheet1.C19:Sheet1.C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4" draw:style-name="gr1" svg:width="6.324in" svg:height="2.3862in" svg:x="9.5059in" svg:y="2.3488in">
            <draw:object draw:notify-on-update-of-ranges="Sheet1.A19:Sheet1.A29 Sheet1.B18:Sheet1.B18 Sheet1.B19:Sheet1.B29 Sheet1.C18:Sheet1.C18 Sheet1.C19:Sheet1.C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Chart 5" draw:style-name="gr1" svg:width="6.324in" svg:height="2.3862in" svg:x="9.5059in" svg:y="2.3488in">
            <draw:object draw:notify-on-update-of-ranges="Sheet1.A19:Sheet1.A29 Sheet1.B18:Sheet1.B18 Sheet1.B19:Sheet1.B29 Sheet1.C18:Sheet1.C18 Sheet1.C19:Sheet1.C2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Chart 6" draw:style-name="gr1" svg:width="7.6882in" svg:height="4.339in" svg:x="3.0689in" svg:y="8.0398in">
            <draw:object draw:notify-on-update-of-ranges="Sheet1.E36:Sheet1.E45 Sheet1.C36:Sheet1.C45 Sheet1.F36:Sheet1.F45 Sheet1.C36:Sheet1.C4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name="Chart 8" draw:style-name="gr1" svg:width="7.6882in" svg:height="4.339in" svg:x="3.0276in" svg:y="12.3933in">
            <draw:object draw:notify-on-update-of-ranges="Sheet1.K36:Sheet1.K45 Sheet1.C36:Sheet1.C45 Sheet1.L36:Sheet1.L45 Sheet1.C36:Sheet1.C4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name="Chart 9" draw:style-name="gr1" svg:width="7.6882in" svg:height="4.339in" svg:x="3.0134in" svg:y="16.7606in">
            <draw:object draw:notify-on-update-of-ranges="Sheet1.N36:Sheet1.N45 Sheet1.C36:Sheet1.C45 Sheet1.O36:Sheet1.O45 Sheet1.C36:Sheet1.C4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C2 </text:p>
          </table:table-cell>
          <table:table-cell office:value-type="string">
            <text:p>C11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0.2257">
            <text:p>0.2257</text:p>
          </table:table-cell>
          <table:table-cell office:value-type="float" office:value="0.1643">
            <text:p>0.1643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0.2621">
            <text:p>0.2621</text:p>
          </table:table-cell>
          <table:table-cell office:value-type="float" office:value="0.3686">
            <text:p>0.368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0.2838">
            <text:p>0.2838</text:p>
          </table:table-cell>
          <table:table-cell office:value-type="float" office:value="0.9848">
            <text:p>0.9848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0.2185">
            <text:p>0.2185</text:p>
          </table:table-cell>
          <table:table-cell office:value-type="float" office:value="0.7526">
            <text:p>0.7526</text:p>
          </table:table-cell>
          <table:table-cell office:value-type="string">
            <text:p>(now 1:4 dilution for C11)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0.1732">
            <text:p>0.1732</text:p>
          </table:table-cell>
          <table:table-cell office:value-type="float" office:value="0.4013">
            <text:p>0.4013</text:p>
          </table:table-cell>
          <table:table-cell office:value-type="string">
            <text:p>(now 1:10 dilution for C11)</text:p>
          </table:table-cell>
          <table:table-cell table:number-columns-repeated="1020"/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0.1563">
            <text:p>0.1563</text:p>
          </table:table-cell>
          <table:table-cell office:value-type="float" office:value="0.4619">
            <text:p>0.4619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0.1599">
            <text:p>0.1599</text:p>
          </table:table-cell>
          <table:table-cell office:value-type="float" office:value="0.5454">
            <text:p>0.5454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0.2017">
            <text:p>0.2017</text:p>
          </table:table-cell>
          <table:table-cell office:value-type="float" office:value="0.584">
            <text:p>0.584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8H00M00S">
            <text:p>8:00</text:p>
          </table:table-cell>
          <table:table-cell office:value-type="float" office:value="0.3024">
            <text:p>0.3024</text:p>
          </table:table-cell>
          <table:table-cell office:value-type="float" office:value="0.5391">
            <text:p>0.5391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9H00M00S">
            <text:p>9:00</text:p>
          </table:table-cell>
          <table:table-cell office:value-type="float" office:value="0.6761">
            <text:p>0.6761</text:p>
          </table:table-cell>
          <table:table-cell office:value-type="float" office:value="0.6087">
            <text:p>0.6087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C2 </text:p>
          </table:table-cell>
          <table:table-cell office:value-type="string">
            <text:p>C11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0.4514">
            <text:p>0.4514</text:p>
          </table:table-cell>
          <table:table-cell office:value-type="float" office:value="0.3286">
            <text:p>0.328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0.5242">
            <text:p>0.5242</text:p>
          </table:table-cell>
          <table:table-cell office:value-type="float" office:value="0.7372">
            <text:p>0.7372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0.5676">
            <text:p>0.5676</text:p>
          </table:table-cell>
          <table:table-cell office:value-type="float" office:value="1.9696">
            <text:p>1.969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0.437">
            <text:p>0.437</text:p>
          </table:table-cell>
          <table:table-cell office:value-type="float" office:value="3.01">
            <text:p>3.01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0.3464">
            <text:p>0.3464</text:p>
          </table:table-cell>
          <table:table-cell office:value-type="float" office:value="4.013">
            <text:p>4.013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0.3126">
            <text:p>0.3126</text:p>
          </table:table-cell>
          <table:table-cell office:value-type="float" office:value="4.619">
            <text:p>4.619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0.3198">
            <text:p>0.3198</text:p>
          </table:table-cell>
          <table:table-cell office:value-type="float" office:value="5.454">
            <text:p>5.454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0.4034">
            <text:p>0.4034</text:p>
          </table:table-cell>
          <table:table-cell office:value-type="float" office:value="5.84">
            <text:p>5.84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8H00M00S">
            <text:p>8:00</text:p>
          </table:table-cell>
          <table:table-cell office:value-type="float" office:value="0.6048">
            <text:p>0.6048</text:p>
          </table:table-cell>
          <table:table-cell office:value-type="float" office:value="5.391">
            <text:p>5.391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09H00M00S">
            <text:p>9:00</text:p>
          </table:table-cell>
          <table:table-cell office:value-type="float" office:value="1.3522">
            <text:p>1.3522</text:p>
          </table:table-cell>
          <table:table-cell office:value-type="float" office:value="6.087">
            <text:p>6.087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ime[h]</text:p>
          </table:table-cell>
          <table:table-cell/>
          <table:table-cell office:value-type="string">
            <text:p>OD600</text:p>
          </table:table-cell>
          <table:table-cell table:number-columns-repeated="2"/>
          <table:table-cell office:value-type="string">
            <text:p>pg DNA per µl</text:p>
          </table:table-cell>
          <table:table-cell table:number-columns-repeated="2"/>
          <table:table-cell office:value-type="string">
            <text:p>mRFP1 genes in supernatant [pM]</text:p>
          </table:table-cell>
          <table:table-cell table:number-columns-repeated="2"/>
          <table:table-cell office:value-type="string">
            <text:p>pSB1A3-I13521 DNA [CFU/µl]</text:p>
          </table:table-cell>
          <table:table-cell table:number-columns-repeated="3"/>
          <table:table-cell office:value-type="string">
            <text:p>counted colonies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2 </text:p>
          </table:table-cell>
          <table:table-cell office:value-type="string">
            <text:p>C11</text:p>
          </table:table-cell>
          <table:table-cell/>
          <table:table-cell office:value-type="string">
            <text:p>C2 </text:p>
          </table:table-cell>
          <table:table-cell office:value-type="string">
            <text:p>C11</text:p>
          </table:table-cell>
          <table:table-cell/>
          <table:table-cell office:value-type="string">
            <text:p>C2 </text:p>
          </table:table-cell>
          <table:table-cell office:value-type="string">
            <text:p>C11</text:p>
          </table:table-cell>
          <table:table-cell/>
          <table:table-cell office:value-type="string">
            <text:p>C2 </text:p>
          </table:table-cell>
          <table:table-cell office:value-type="string">
            <text:p>C11</text:p>
          </table:table-cell>
          <table:table-cell table:number-columns-repeated="2"/>
          <table:table-cell office:value-type="string">
            <text:p>C2 </text:p>
          </table:table-cell>
          <table:table-cell office:value-type="string">
            <text:p>C1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.4514">
            <text:p>0.4514</text:p>
          </table:table-cell>
          <table:table-cell office:value-type="float" office:value="0.3286">
            <text:p>0.3286</text:p>
          </table:table-cell>
          <table:table-cell/>
          <table:table-cell office:value-type="float" office:value="12.8510996699333">
            <text:p>12.8510996699</text:p>
          </table:table-cell>
          <table:table-cell office:value-type="float" office:value="0.236582872457802">
            <text:p>0.2365828725</text:p>
          </table:table-cell>
          <table:table-cell/>
          <table:table-cell table:formula="of:=0.53*[.H36]" office:value-type="float" office:value="6.81108282506466">
            <text:p>6.8110828251</text:p>
          </table:table-cell>
          <table:table-cell table:formula="of:=0.53*[.I36]" office:value-type="float" office:value="0.125388922402635">
            <text:p>0.1253889224</text:p>
          </table:table-cell>
          <table:table-cell/>
          <table:table-cell table:formula="of:=0.3125*[.R36]" office:value-type="float" office:value="0.3125">
            <text:p>0.3125</text:p>
          </table:table-cell>
          <table:table-cell table:formula="of:=0.3125*[.S36]" office:value-type="float" office:value="0.3125">
            <text:p>0.312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.5242">
            <text:p>0.5242</text:p>
          </table:table-cell>
          <table:table-cell office:value-type="float" office:value="0.7372">
            <text:p>0.7372</text:p>
          </table:table-cell>
          <table:table-cell/>
          <table:table-cell office:value-type="float" office:value="47.9953140020371">
            <text:p>47.995314002</text:p>
          </table:table-cell>
          <table:table-cell office:value-type="float" office:value="0.596846593543887">
            <text:p>0.5968465935</text:p>
          </table:table-cell>
          <table:table-cell/>
          <table:table-cell table:formula="of:=0.53*[.H37]" office:value-type="float" office:value="25.4375164210796">
            <text:p>25.4375164211</text:p>
          </table:table-cell>
          <table:table-cell table:formula="of:=0.53*[.I37]" office:value-type="float" office:value="0.31632869457826">
            <text:p>0.3163286946</text:p>
          </table:table-cell>
          <table:table-cell/>
          <table:table-cell table:formula="of:=0.3125*[.R37]" office:value-type="float" office:value="33.75">
            <text:p>33.75</text:p>
          </table:table-cell>
          <table:table-cell table:formula="of:=0.3125*[.S37]" office:value-type="float" office:value="0">
            <text:p>0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.5676">
            <text:p>0.5676</text:p>
          </table:table-cell>
          <table:table-cell office:value-type="float" office:value="1.9696">
            <text:p>1.9696</text:p>
          </table:table-cell>
          <table:table-cell/>
          <table:table-cell office:value-type="float" office:value="340.518069267273">
            <text:p>340.5180692673</text:p>
          </table:table-cell>
          <table:table-cell office:value-type="float" office:value="3.81773635745049">
            <text:p>3.8177363575</text:p>
          </table:table-cell>
          <table:table-cell/>
          <table:table-cell table:formula="of:=0.53*[.H38]" office:value-type="float" office:value="180.474576711655">
            <text:p>180.4745767117</text:p>
          </table:table-cell>
          <table:table-cell table:formula="of:=0.53*[.I38]" office:value-type="float" office:value="2.02340026944876">
            <text:p>2.0234002694</text:p>
          </table:table-cell>
          <table:table-cell/>
          <table:table-cell table:formula="of:=0.3125*[.R38]" office:value-type="float" office:value="100.3125">
            <text:p>100.3125</text:p>
          </table:table-cell>
          <table:table-cell table:formula="of:=0.3125*[.S38]" office:value-type="float" office:value="0">
            <text:p>0</text:p>
          </table:table-cell>
          <table:table-cell table:number-columns-repeated="2"/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0.437">
            <text:p>0.437</text:p>
          </table:table-cell>
          <table:table-cell office:value-type="float" office:value="3.01">
            <text:p>3.01</text:p>
          </table:table-cell>
          <table:table-cell/>
          <table:table-cell office:value-type="float" office:value="574.433422088623">
            <text:p>574.4334220886</text:p>
          </table:table-cell>
          <table:table-cell office:value-type="float" office:value="1.92614793777466">
            <text:p>1.9261479378</text:p>
          </table:table-cell>
          <table:table-cell/>
          <table:table-cell table:formula="of:=0.53*[.H39]" office:value-type="float" office:value="304.44971370697">
            <text:p>304.449713707</text:p>
          </table:table-cell>
          <table:table-cell table:formula="of:=0.53*[.I39]" office:value-type="float" office:value="1.02085840702057">
            <text:p>1.020858407</text:p>
          </table:table-cell>
          <table:table-cell/>
          <table:table-cell table:formula="of:=0.3125*[.R39]" office:value-type="float" office:value="67.1875">
            <text:p>67.1875</text:p>
          </table:table-cell>
          <table:table-cell table:formula="of:=0.3125*[.S39]" office:value-type="float" office:value="0.625">
            <text:p>0.625</text:p>
          </table:table-cell>
          <table:table-cell table:number-columns-repeated="2"/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0.3464">
            <text:p>0.3464</text:p>
          </table:table-cell>
          <table:table-cell office:value-type="float" office:value="4.013">
            <text:p>4.013</text:p>
          </table:table-cell>
          <table:table-cell/>
          <table:table-cell office:value-type="float" office:value="1238.78965377808">
            <text:p>1238.7896537781</text:p>
          </table:table-cell>
          <table:table-cell office:value-type="float" office:value="21.8196332454681">
            <text:p>21.8196332455</text:p>
          </table:table-cell>
          <table:table-cell/>
          <table:table-cell table:formula="of:=0.53*[.H40]" office:value-type="float" office:value="656.55851650238">
            <text:p>656.5585165024</text:p>
          </table:table-cell>
          <table:table-cell table:formula="of:=0.53*[.I40]" office:value-type="float" office:value="11.5644056200981">
            <text:p>11.5644056201</text:p>
          </table:table-cell>
          <table:table-cell/>
          <table:table-cell table:formula="of:=0.3125*[.R40]" office:value-type="float" office:value="156.5625">
            <text:p>156.5625</text:p>
          </table:table-cell>
          <table:table-cell table:formula="of:=0.3125*[.S40]" office:value-type="float" office:value="0.9375">
            <text:p>0.9375</text:p>
          </table:table-cell>
          <table:table-cell table:number-columns-repeated="2"/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0.3126">
            <text:p>0.3126</text:p>
          </table:table-cell>
          <table:table-cell office:value-type="float" office:value="4.619">
            <text:p>4.619</text:p>
          </table:table-cell>
          <table:table-cell/>
          <table:table-cell office:value-type="float" office:value="1249.96948242188">
            <text:p>1249.9694824219</text:p>
          </table:table-cell>
          <table:table-cell office:value-type="float" office:value="120.074534416199">
            <text:p>120.0745344162</text:p>
          </table:table-cell>
          <table:table-cell/>
          <table:table-cell table:formula="of:=0.53*[.H41]" office:value-type="float" office:value="662.483825683594">
            <text:p>662.4838256836</text:p>
          </table:table-cell>
          <table:table-cell table:formula="of:=0.53*[.I41]" office:value-type="float" office:value="63.6395032405853">
            <text:p>63.6395032406</text:p>
          </table:table-cell>
          <table:table-cell/>
          <table:table-cell table:formula="of:=0.3125*[.R41]" office:value-type="float" office:value="63.75">
            <text:p>63.75</text:p>
          </table:table-cell>
          <table:table-cell table:formula="of:=0.3125*[.S41]" office:value-type="float" office:value="1.875">
            <text:p>1.875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0.3198">
            <text:p>0.3198</text:p>
          </table:table-cell>
          <table:table-cell office:value-type="float" office:value="5.454">
            <text:p>5.454</text:p>
          </table:table-cell>
          <table:table-cell/>
          <table:table-cell office:value-type="float" office:value="2328.65314483643">
            <text:p>2328.6531448364</text:p>
          </table:table-cell>
          <table:table-cell office:value-type="float" office:value="282.12423324585">
            <text:p>282.1242332459</text:p>
          </table:table-cell>
          <table:table-cell/>
          <table:table-cell table:formula="of:=0.53*[.H42]" office:value-type="float" office:value="1234.18616676331">
            <text:p>1234.1861667633</text:p>
          </table:table-cell>
          <table:table-cell table:formula="of:=0.53*[.I42]" office:value-type="float" office:value="149.5258436203">
            <text:p>149.5258436203</text:p>
          </table:table-cell>
          <table:table-cell/>
          <table:table-cell table:formula="of:=0.3125*[.R42]" office:value-type="float" office:value="27.1875">
            <text:p>27.1875</text:p>
          </table:table-cell>
          <table:table-cell table:formula="of:=0.3125*[.S42]" office:value-type="float" office:value="2.5">
            <text:p>2.5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0.4034">
            <text:p>0.4034</text:p>
          </table:table-cell>
          <table:table-cell office:value-type="float" office:value="5.84">
            <text:p>5.84</text:p>
          </table:table-cell>
          <table:table-cell/>
          <table:table-cell office:value-type="float" office:value="2985.37178039551">
            <text:p>2985.3717803955</text:p>
          </table:table-cell>
          <table:table-cell office:value-type="float" office:value="354.495358467102">
            <text:p>354.4953584671</text:p>
          </table:table-cell>
          <table:table-cell/>
          <table:table-cell table:formula="of:=0.53*[.H43]" office:value-type="float" office:value="1582.24704360962">
            <text:p>1582.2470436096</text:p>
          </table:table-cell>
          <table:table-cell table:formula="of:=0.53*[.I43]" office:value-type="float" office:value="187.882539987564">
            <text:p>187.8825399876</text:p>
          </table:table-cell>
          <table:table-cell/>
          <table:table-cell table:formula="of:=0.3125*[.R43]" office:value-type="float" office:value="6.25">
            <text:p>6.25</text:p>
          </table:table-cell>
          <table:table-cell table:formula="of:=0.3125*[.S43]" office:value-type="float" office:value="2.5">
            <text:p>2.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0.6048">
            <text:p>0.6048</text:p>
          </table:table-cell>
          <table:table-cell office:value-type="float" office:value="5.391">
            <text:p>5.391</text:p>
          </table:table-cell>
          <table:table-cell/>
          <table:table-cell office:value-type="float" office:value="2898.72951507568">
            <text:p>2898.7295150757</text:p>
          </table:table-cell>
          <table:table-cell office:value-type="float" office:value="442.300701141357">
            <text:p>442.3007011414</text:p>
          </table:table-cell>
          <table:table-cell/>
          <table:table-cell table:formula="of:=0.53*[.H44]" office:value-type="float" office:value="1536.32664299011">
            <text:p>1536.3266429901</text:p>
          </table:table-cell>
          <table:table-cell table:formula="of:=0.53*[.I44]" office:value-type="float" office:value="234.419371604919">
            <text:p>234.4193716049</text:p>
          </table:table-cell>
          <table:table-cell/>
          <table:table-cell table:formula="of:=0.3125*[.R44]" office:value-type="float" office:value="0.3125">
            <text:p>0.3125</text:p>
          </table:table-cell>
          <table:table-cell table:formula="of:=0.3125*[.S44]" office:value-type="float" office:value="0.3125">
            <text:p>0.312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1.3522">
            <text:p>1.3522</text:p>
          </table:table-cell>
          <table:table-cell office:value-type="float" office:value="6.087">
            <text:p>6.087</text:p>
          </table:table-cell>
          <table:table-cell/>
          <table:table-cell office:value-type="float" office:value="2376.08985900879">
            <text:p>2376.0898590088</text:p>
          </table:table-cell>
          <table:table-cell office:value-type="float" office:value="565.802097320557">
            <text:p>565.8020973206</text:p>
          </table:table-cell>
          <table:table-cell/>
          <table:table-cell table:formula="of:=0.53*[.H45]" office:value-type="float" office:value="1259.32762527466">
            <text:p>1259.3276252747</text:p>
          </table:table-cell>
          <table:table-cell table:formula="of:=0.53*[.I45]" office:value-type="float" office:value="299.875111579895">
            <text:p>299.8751115799</text:p>
          </table:table-cell>
          <table:table-cell/>
          <table:table-cell table:formula="of:=0.3125*[.R45]" office:value-type="float" office:value="0.9375">
            <text:p>0.9375</text:p>
          </table:table-cell>
          <table:table-cell table:formula="of:=0.3125*[.S45]" office:value-type="float" office:value="0.3125">
            <text:p>0.312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09/20/2011</text:date>, <text:time>17:2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93" meta:object-count="8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064cm" svg:height="6.062cm" xlink:href=".." xlink:type="simple" chart:class="chart:line" chart:style-name="ch1">
        <chart:legend chart:legend-position="end" svg:x="14.594cm" svg:y="2.511cm" chart:style-name="ch2"/>
        <chart:plot-area chart:style-name="ch3" table:cell-range-address="Sheet1.A1:Sheet1.C4" chart:data-source-has-labels="both" svg:x="0.771cm" svg:y="0.619cm" svg:width="13.181cm" svg:height="4.902cm">
          <chartooo:coordinate-region svg:x="1.551cm" svg:y="0.819cm" svg:width="12.029cm" svg:height="4.055cm"/>
          <chart:axis chart:dimension="x" chart:name="primary-x" chart:style-name="ch4"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line">
            <chart:data-point chart:repeated="3"/>
          </chart:series>
          <chart:series chart:style-name="ch8" chart:values-cell-range-address="Sheet1.C2:Sheet1.C4" chart:label-cell-address="Sheet1.C1:Sheet1.C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 </text:p>
                <draw:g>
                  <svg:desc>Sheet1.B1:Sheet1.B1</svg:desc>
                </draw:g>
              </table:table-cell>
              <table:table-cell office:value-type="string">
                <text:p>C1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A2:Sheet1.A4</svg:desc>
                </draw:g>
              </table:table-cell>
              <table:table-cell office:value-type="float" office:value="0.2257">
                <text:p>0.2257</text:p>
                <draw:g>
                  <svg:desc>Sheet1.B2:Sheet1.B4</svg:desc>
                </draw:g>
              </table:table-cell>
              <table:table-cell office:value-type="float" office:value="0.1643">
                <text:p>0.1643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.2621">
                <text:p>0.2621</text:p>
              </table:table-cell>
              <table:table-cell office:value-type="float" office:value="0.3686">
                <text:p>0.3686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.2838">
                <text:p>0.2838</text:p>
              </table:table-cell>
              <table:table-cell office:value-type="float" office:value="0.9848">
                <text:p>0.9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064cm" svg:height="6.062cm" xlink:href=".." xlink:type="simple" chart:class="chart:line" chart:style-name="ch1">
        <chart:legend chart:legend-position="end" svg:x="14.594cm" svg:y="2.511cm" chart:style-name="ch2"/>
        <chart:plot-area chart:style-name="ch3" table:cell-range-address="Sheet1.A1:Sheet1.C12" chart:data-source-has-labels="both" svg:x="0.771cm" svg:y="0.619cm" svg:width="13.181cm" svg:height="4.902cm">
          <chartooo:coordinate-region svg:x="1.551cm" svg:y="0.819cm" svg:width="11.923cm" svg:height="4.055cm"/>
          <chart:axis chart:dimension="x" chart:name="primary-x" chart:style-name="ch4">
            <chart:categories table:cell-range-address="Sheet1.A2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label-cell-address="Sheet1.B1:Sheet1.B1" chart:class="chart:line">
            <chart:data-point chart:repeated="11"/>
          </chart:series>
          <chart:series chart:style-name="ch8" chart:values-cell-range-address="Sheet1.C2:Sheet1.C12" chart:label-cell-address="Sheet1.C1:Sheet1.C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 </text:p>
                <draw:g>
                  <svg:desc>Sheet1.B1:Sheet1.B1</svg:desc>
                </draw:g>
              </table:table-cell>
              <table:table-cell office:value-type="string">
                <text:p>C1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A2:Sheet1.A12</svg:desc>
                </draw:g>
              </table:table-cell>
              <table:table-cell office:value-type="float" office:value="0.2257">
                <text:p>0.2257</text:p>
                <draw:g>
                  <svg:desc>Sheet1.B2:Sheet1.B12</svg:desc>
                </draw:g>
              </table:table-cell>
              <table:table-cell office:value-type="float" office:value="0.1643">
                <text:p>0.1643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.2621">
                <text:p>0.2621</text:p>
              </table:table-cell>
              <table:table-cell office:value-type="float" office:value="0.3686">
                <text:p>0.3686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.2838">
                <text:p>0.2838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.2185">
                <text:p>0.2185</text:p>
              </table:table-cell>
              <table:table-cell office:value-type="float" office:value="0.7526">
                <text:p>0.7526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.1732">
                <text:p>0.1732</text:p>
              </table:table-cell>
              <table:table-cell office:value-type="float" office:value="0.4013">
                <text:p>0.4013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.1563">
                <text:p>0.1563</text:p>
              </table:table-cell>
              <table:table-cell office:value-type="float" office:value="0.4619">
                <text:p>0.4619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.1599">
                <text:p>0.1599</text:p>
              </table:table-cell>
              <table:table-cell office:value-type="float" office:value="0.5454">
                <text:p>0.545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.2017">
                <text:p>0.2017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0.3024">
                <text:p>0.3024</text:p>
              </table:table-cell>
              <table:table-cell office:value-type="float" office:value="0.5391">
                <text:p>0.5391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0.6761">
                <text:p>0.6761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064cm" svg:height="6.062cm" xlink:href=".." xlink:type="simple" chart:class="chart:line" chart:style-name="ch1">
        <chart:legend chart:legend-position="end" svg:x="14.594cm" svg:y="2.511cm" chart:style-name="ch2"/>
        <chart:plot-area chart:style-name="ch3" table:cell-range-address="Sheet1.A18:Sheet1.C29" chart:data-source-has-labels="both" svg:x="0.771cm" svg:y="0.619cm" svg:width="13.181cm" svg:height="4.902cm">
          <chartooo:coordinate-region svg:x="1.234cm" svg:y="0.818cm" svg:width="12.718cm" svg:height="4.056cm"/>
          <chart:axis chart:dimension="x" chart:name="primary-x" chart:style-name="ch4">
            <chart:categories table:cell-range-address="Sheet1.A19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9" chart:label-cell-address="Sheet1.B18:Sheet1.B18" chart:class="chart:line">
            <chart:data-point chart:repeated="11"/>
          </chart:series>
          <chart:series chart:style-name="ch8" chart:values-cell-range-address="Sheet1.C19:Sheet1.C29" chart:label-cell-address="Sheet1.C18:Sheet1.C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 </text:p>
                <draw:g>
                  <svg:desc>Sheet1.B18:Sheet1.B18</svg:desc>
                </draw:g>
              </table:table-cell>
              <table:table-cell office:value-type="string">
                <text:p>C11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A19:Sheet1.A29</svg:desc>
                </draw:g>
              </table:table-cell>
              <table:table-cell office:value-type="float" office:value="0.4514">
                <text:p>0.4514</text:p>
                <draw:g>
                  <svg:desc>Sheet1.B19:Sheet1.B29</svg:desc>
                </draw:g>
              </table:table-cell>
              <table:table-cell office:value-type="float" office:value="0.3286">
                <text:p>0.3286</text:p>
                <draw:g>
                  <svg:desc>Sheet1.C19:Sheet1.C29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.5242">
                <text:p>0.5242</text:p>
              </table:table-cell>
              <table:table-cell office:value-type="float" office:value="0.7372">
                <text:p>0.7372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.5676">
                <text:p>0.5676</text:p>
              </table:table-cell>
              <table:table-cell office:value-type="float" office:value="1.9696">
                <text:p>1.9696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.437">
                <text:p>0.43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.3464">
                <text:p>0.3464</text:p>
              </table:table-cell>
              <table:table-cell office:value-type="float" office:value="4.013">
                <text:p>4.013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.3126">
                <text:p>0.3126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.3198">
                <text:p>0.3198</text:p>
              </table:table-cell>
              <table:table-cell office:value-type="float" office:value="5.454">
                <text:p>5.45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.4034">
                <text:p>0.403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0.6048">
                <text:p>0.6048</text:p>
              </table:table-cell>
              <table:table-cell office:value-type="float" office:value="5.391">
                <text:p>5.391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.3522">
                <text:p>1.3522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064cm" svg:height="6.062cm" xlink:href=".." xlink:type="simple" chart:class="chart:line" chart:style-name="ch1">
        <chart:legend chart:legend-position="end" svg:x="14.594cm" svg:y="2.511cm" chart:style-name="ch2"/>
        <chart:plot-area chart:style-name="ch3" table:cell-range-address="Sheet1.A18:Sheet1.C29" chart:data-source-has-labels="both" svg:x="0.771cm" svg:y="0.619cm" svg:width="13.181cm" svg:height="4.902cm">
          <chartooo:coordinate-region svg:x="1.234cm" svg:y="0.818cm" svg:width="12.718cm" svg:height="4.056cm"/>
          <chart:axis chart:dimension="x" chart:name="primary-x" chart:style-name="ch4">
            <chart:categories table:cell-range-address="Sheet1.A19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9" chart:label-cell-address="Sheet1.B18:Sheet1.B18" chart:class="chart:line">
            <chart:data-point chart:repeated="11"/>
          </chart:series>
          <chart:series chart:style-name="ch8" chart:values-cell-range-address="Sheet1.C19:Sheet1.C29" chart:label-cell-address="Sheet1.C18:Sheet1.C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 </text:p>
                <draw:g>
                  <svg:desc>Sheet1.B18:Sheet1.B18</svg:desc>
                </draw:g>
              </table:table-cell>
              <table:table-cell office:value-type="string">
                <text:p>C11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A19:Sheet1.A29</svg:desc>
                </draw:g>
              </table:table-cell>
              <table:table-cell office:value-type="float" office:value="0.4514">
                <text:p>0.4514</text:p>
                <draw:g>
                  <svg:desc>Sheet1.B19:Sheet1.B29</svg:desc>
                </draw:g>
              </table:table-cell>
              <table:table-cell office:value-type="float" office:value="0.3286">
                <text:p>0.3286</text:p>
                <draw:g>
                  <svg:desc>Sheet1.C19:Sheet1.C29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.5242">
                <text:p>0.5242</text:p>
              </table:table-cell>
              <table:table-cell office:value-type="float" office:value="0.7372">
                <text:p>0.7372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.5676">
                <text:p>0.5676</text:p>
              </table:table-cell>
              <table:table-cell office:value-type="float" office:value="1.9696">
                <text:p>1.9696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.437">
                <text:p>0.43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.3464">
                <text:p>0.3464</text:p>
              </table:table-cell>
              <table:table-cell office:value-type="float" office:value="4.013">
                <text:p>4.013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.3126">
                <text:p>0.3126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.3198">
                <text:p>0.3198</text:p>
              </table:table-cell>
              <table:table-cell office:value-type="float" office:value="5.454">
                <text:p>5.45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.4034">
                <text:p>0.403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0.6048">
                <text:p>0.6048</text:p>
              </table:table-cell>
              <table:table-cell office:value-type="float" office:value="5.391">
                <text:p>5.391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.3522">
                <text:p>1.3522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064cm" svg:height="6.062cm" xlink:href=".." xlink:type="simple" chart:class="chart:line" chart:style-name="ch1">
        <chart:legend chart:legend-position="end" svg:x="14.594cm" svg:y="2.511cm" chart:style-name="ch2"/>
        <chart:plot-area chart:style-name="ch3" table:cell-range-address="Sheet1.A18:Sheet1.C29" chart:data-source-has-labels="both" svg:x="0.771cm" svg:y="0.619cm" svg:width="13.181cm" svg:height="4.902cm">
          <chartooo:coordinate-region svg:x="1.234cm" svg:y="0.818cm" svg:width="12.718cm" svg:height="4.056cm"/>
          <chart:axis chart:dimension="x" chart:name="primary-x" chart:style-name="ch4">
            <chart:categories table:cell-range-address="Sheet1.A19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9" chart:label-cell-address="Sheet1.B18:Sheet1.B18" chart:class="chart:line">
            <chart:data-point chart:repeated="11"/>
          </chart:series>
          <chart:series chart:style-name="ch8" chart:values-cell-range-address="Sheet1.C19:Sheet1.C29" chart:label-cell-address="Sheet1.C18:Sheet1.C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 </text:p>
                <draw:g>
                  <svg:desc>Sheet1.B18:Sheet1.B18</svg:desc>
                </draw:g>
              </table:table-cell>
              <table:table-cell office:value-type="string">
                <text:p>C11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:00</text:p>
                <draw:g>
                  <svg:desc>Sheet1.A19:Sheet1.A29</svg:desc>
                </draw:g>
              </table:table-cell>
              <table:table-cell office:value-type="float" office:value="0.4514">
                <text:p>0.4514</text:p>
                <draw:g>
                  <svg:desc>Sheet1.B19:Sheet1.B29</svg:desc>
                </draw:g>
              </table:table-cell>
              <table:table-cell office:value-type="float" office:value="0.3286">
                <text:p>0.3286</text:p>
                <draw:g>
                  <svg:desc>Sheet1.C19:Sheet1.C29</svg:desc>
                </draw:g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.5242">
                <text:p>0.5242</text:p>
              </table:table-cell>
              <table:table-cell office:value-type="float" office:value="0.7372">
                <text:p>0.7372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.5676">
                <text:p>0.5676</text:p>
              </table:table-cell>
              <table:table-cell office:value-type="float" office:value="1.9696">
                <text:p>1.9696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.437">
                <text:p>0.43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.3464">
                <text:p>0.3464</text:p>
              </table:table-cell>
              <table:table-cell office:value-type="float" office:value="4.013">
                <text:p>4.013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.3126">
                <text:p>0.3126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.3198">
                <text:p>0.3198</text:p>
              </table:table-cell>
              <table:table-cell office:value-type="float" office:value="5.454">
                <text:p>5.45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.4034">
                <text:p>0.403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0.6048">
                <text:p>0.6048</text:p>
              </table:table-cell>
              <table:table-cell office:value-type="float" office:value="5.391">
                <text:p>5.391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.3522">
                <text:p>1.3522</text:p>
              </table:table-cell>
              <table:table-cell office:value-type="float" office:value="6.087">
                <text:p>6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/>
      <style:text-properties fo:color="#000000" fo:font-family="Calibri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fo:font-family="Calibri" fo:font-size="12pt" fo:font-weight="bold" style:font-size-asian="12pt" style:font-weight-asian="bold" style:font-size-complex="12pt" style:font-weight-complex="bold"/>
    </style:style>
    <style:style style:name="ch6" style:family="chart" style:data-style-name="N5000">
      <style:chart-properties chart:symbol-type="automatic" chart:symbol-width="0.176cm" chart:symbol-height="0.176cm"/>
      <style:graphic-properties svg:stroke-width="0.079cm" svg:stroke-color="#ff0000" draw:fill-color="#ff0000"/>
      <style:text-properties fo:font-size="10pt" style:font-size-asian="10pt" style:font-size-complex="10pt"/>
    </style:style>
    <style:style style:name="ch7" style:family="chart" style:data-style-name="N5000">
      <style:chart-properties chart:symbol-type="named-symbol" chart:symbol-name="diamond" chart:symbol-width="0.247cm" chart:symbol-height="0.247cm"/>
      <style:graphic-properties svg:stroke-width="0.079cm" svg:stroke-color="#008000" draw:fill-color="#008000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9.529cm" svg:height="11.022cm" xlink:href=".." xlink:type="simple" chart:class="chart:scatter" chart:style-name="ch1">
        <chart:legend chart:legend-position="end" svg:x="16.588cm" svg:y="4.86cm" chart:style-name="ch2"/>
        <chart:plot-area chart:style-name="ch3" table:cell-range-address="Sheet1.C36:Sheet1.C45 Sheet1.E36:Sheet1.F45" svg:x="3.481cm" svg:y="1.015cm" svg:width="12.327cm" svg:height="8.609cm">
          <chartooo:coordinate-region svg:x="3.997cm" svg:y="1.267cm" svg:width="11.545cm" svg:height="7.604cm"/>
          <chart:axis chart:dimension="x" chart:name="primary-x" chart:style-name="ch4">
            <chart:title svg:x="8.576cm" svg:y="9.845cm" chart:style-name="ch5">
              <text:p>Time [h]</text:p>
            </chart:title>
          </chart:axis>
          <chart:axis chart:dimension="y" chart:name="primary-y" chart:style-name="ch4">
            <chart:title svg:x="0.451cm" svg:y="4.941cm" chart:style-name="ch5">
              <text:p>OD 600nm</text:p>
            </chart:title>
          </chart:axis>
          <chart:series chart:style-name="ch6" chart:values-cell-range-address="Sheet1.E36:Sheet1.E45" chart:class="chart:scatter">
            <chart:domain table:cell-range-address="Sheet1.C36:Sheet1.C45"/>
            <chart:data-point chart:repeated="10"/>
          </chart:series>
          <chart:series chart:style-name="ch7" chart:values-cell-range-address="Sheet1.F36:Sheet1.F45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6:Sheet1.C45</svg:desc>
                </draw:g>
              </table:table-cell>
              <table:table-cell office:value-type="float" office:value="0.4514">
                <text:p>0.4514</text:p>
                <draw:g>
                  <svg:desc>Sheet1.E36:Sheet1.E45</svg:desc>
                </draw:g>
              </table:table-cell>
              <table:table-cell office:value-type="float" office:value="0.3286">
                <text:p>0.3286</text:p>
                <draw:g>
                  <svg:desc>Sheet1.F36:Sheet1.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242">
                <text:p>0.5242</text:p>
              </table:table-cell>
              <table:table-cell office:value-type="float" office:value="0.7372">
                <text:p>0.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676">
                <text:p>0.5676</text:p>
              </table:table-cell>
              <table:table-cell office:value-type="float" office:value="1.9696">
                <text:p>1.9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37">
                <text:p>0.43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464">
                <text:p>0.3464</text:p>
              </table:table-cell>
              <table:table-cell office:value-type="float" office:value="4.013">
                <text:p>4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26">
                <text:p>0.3126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98">
                <text:p>0.3198</text:p>
              </table:table-cell>
              <table:table-cell office:value-type="float" office:value="5.454">
                <text:p>5.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034">
                <text:p>0.403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048">
                <text:p>0.6048</text:p>
              </table:table-cell>
              <table:table-cell office:value-type="float" office:value="5.391">
                <text:p>5.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3522">
                <text:p>1.3522</text:p>
              </table:table-cell>
              <table:table-cell office:value-type="float" office:value="6.087">
                <text:p>6.0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/>
      <style:text-properties fo:color="#000000" fo:font-family="Calibri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fo:font-family="Calibri" fo:font-size="12pt" fo:font-weight="bold" style:font-size-asian="12pt" style:font-weight-asian="bold" style:font-size-complex="12pt" style:font-weight-complex="bold"/>
    </style:style>
    <style:style style:name="ch6" style:family="chart" style:data-style-name="N5000">
      <style:chart-properties chart:symbol-type="automatic" chart:symbol-width="0.176cm" chart:symbol-height="0.176cm"/>
      <style:graphic-properties svg:stroke-width="0.079cm" svg:stroke-color="#ff0000" draw:fill-color="#ff0000"/>
      <style:text-properties fo:font-size="10pt" style:font-size-asian="10pt" style:font-size-complex="10pt"/>
    </style:style>
    <style:style style:name="ch7" style:family="chart" style:data-style-name="N5000">
      <style:chart-properties chart:symbol-type="named-symbol" chart:symbol-name="diamond" chart:symbol-width="0.247cm" chart:symbol-height="0.247cm"/>
      <style:graphic-properties svg:stroke-width="0.079cm" svg:stroke-color="#008000" draw:fill-color="#008000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9.529cm" svg:height="11.022cm" xlink:href=".." xlink:type="simple" chart:class="chart:scatter" chart:style-name="ch1">
        <chart:legend chart:legend-position="end" svg:x="16.562cm" svg:y="4.86cm" chart:style-name="ch2"/>
        <chart:plot-area chart:style-name="ch3" table:cell-range-address="Sheet1.C36:Sheet1.C45 Sheet1.K36:Sheet1.L45" svg:x="10.572cm" svg:y="1.015cm" svg:width="5.21cm" svg:height="8.609cm">
          <chartooo:coordinate-region svg:x="11.881cm" svg:y="1.267cm" svg:width="3.635cm" svg:height="7.604cm"/>
          <chart:axis chart:dimension="x" chart:name="primary-x" chart:style-name="ch4">
            <chart:title svg:x="12.109cm" svg:y="9.845cm" chart:style-name="ch5">
              <text:p>Time [h]</text:p>
            </chart:title>
          </chart:axis>
          <chart:axis chart:dimension="y" chart:name="primary-y" chart:style-name="ch4">
            <chart:title svg:x="0.451cm" svg:y="4.941cm" chart:style-name="ch5">
              <text:p>copies mRFP1 gene in supernatant [pM]</text:p>
            </chart:title>
          </chart:axis>
          <chart:series chart:style-name="ch6" chart:values-cell-range-address="Sheet1.K36:Sheet1.K45" chart:class="chart:scatter">
            <chart:domain table:cell-range-address="Sheet1.C36:Sheet1.C45"/>
            <chart:data-point chart:repeated="10"/>
          </chart:series>
          <chart:series chart:style-name="ch7" chart:values-cell-range-address="Sheet1.L36:Sheet1.L45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6:Sheet1.C45</svg:desc>
                </draw:g>
              </table:table-cell>
              <table:table-cell office:value-type="float" office:value="6.81108282506466">
                <text:p>6.81108282506466</text:p>
                <draw:g>
                  <svg:desc>Sheet1.K36:Sheet1.K45</svg:desc>
                </draw:g>
              </table:table-cell>
              <table:table-cell office:value-type="float" office:value="0.125388922402635">
                <text:p>0.125388922402635</text:p>
                <draw:g>
                  <svg:desc>Sheet1.L36:Sheet1.L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4375164210796">
                <text:p>25.4375164210796</text:p>
              </table:table-cell>
              <table:table-cell office:value-type="float" office:value="0.31632869457826">
                <text:p>0.3163286945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0.474576711655">
                <text:p>180.474576711655</text:p>
              </table:table-cell>
              <table:table-cell office:value-type="float" office:value="2.02340026944876">
                <text:p>2.02340026944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04.44971370697">
                <text:p>304.44971370697</text:p>
              </table:table-cell>
              <table:table-cell office:value-type="float" office:value="1.02085840702057">
                <text:p>1.02085840702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6.55851650238">
                <text:p>656.55851650238</text:p>
              </table:table-cell>
              <table:table-cell office:value-type="float" office:value="11.5644056200981">
                <text:p>11.5644056200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62.483825683594">
                <text:p>662.483825683594</text:p>
              </table:table-cell>
              <table:table-cell office:value-type="float" office:value="63.6395032405853">
                <text:p>63.6395032405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34.18616676331">
                <text:p>1234.18616676331</text:p>
              </table:table-cell>
              <table:table-cell office:value-type="float" office:value="149.5258436203">
                <text:p>149.5258436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82.24704360962">
                <text:p>1582.24704360962</text:p>
              </table:table-cell>
              <table:table-cell office:value-type="float" office:value="187.882539987564">
                <text:p>187.882539987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36.32664299011">
                <text:p>1536.32664299011</text:p>
              </table:table-cell>
              <table:table-cell office:value-type="float" office:value="234.419371604919">
                <text:p>234.419371604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59.32762527466">
                <text:p>1259.32762527466</text:p>
              </table:table-cell>
              <table:table-cell office:value-type="float" office:value="299.875111579895">
                <text:p>299.8751115798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/>
      <style:text-properties fo:color="#000000" fo:font-family="Calibri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fo:font-family="Calibri" fo:font-size="12pt" fo:font-weight="bold" style:font-size-asian="12pt" style:font-weight-asian="bold" style:font-size-complex="12pt" style:font-weight-complex="bold"/>
    </style:style>
    <style:style style:name="ch6" style:family="chart" style:data-style-name="N5000">
      <style:chart-properties chart:symbol-type="automatic" chart:symbol-width="0.176cm" chart:symbol-height="0.176cm"/>
      <style:graphic-properties svg:stroke-width="0.079cm" svg:stroke-color="#ff0000" draw:fill-color="#ff0000"/>
      <style:text-properties fo:font-size="10pt" style:font-size-asian="10pt" style:font-size-complex="10pt"/>
    </style:style>
    <style:style style:name="ch7" style:family="chart" style:data-style-name="N5000">
      <style:chart-properties chart:symbol-type="named-symbol" chart:symbol-name="diamond" chart:symbol-width="0.247cm" chart:symbol-height="0.247cm"/>
      <style:graphic-properties svg:stroke-width="0.079cm" svg:stroke-color="#008000" draw:fill-color="#008000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9.529cm" svg:height="11.022cm" xlink:href=".." xlink:type="simple" chart:class="chart:scatter" chart:style-name="ch1">
        <chart:legend chart:legend-position="end" svg:x="16.509cm" svg:y="4.86cm" chart:style-name="ch2"/>
        <chart:plot-area chart:style-name="ch3" table:cell-range-address="Sheet1.C36:Sheet1.C45 Sheet1.N36:Sheet1.O45" svg:x="11.551cm" svg:y="1.015cm" svg:width="4.178cm" svg:height="8.609cm">
          <chartooo:coordinate-region svg:x="12.596cm" svg:y="1.267cm" svg:width="2.867cm" svg:height="7.604cm"/>
          <chart:axis chart:dimension="x" chart:name="primary-x" chart:style-name="ch4">
            <chart:title svg:x="12.572cm" svg:y="9.845cm" chart:style-name="ch5">
              <text:p>Time [h]</text:p>
            </chart:title>
          </chart:axis>
          <chart:axis chart:dimension="y" chart:name="primary-y" chart:style-name="ch4">
            <chart:title svg:x="0.451cm" svg:y="4.941cm" chart:style-name="ch5">
              <text:p>pSB1A3-I13521 DNA in supernatant [CFU/µl]</text:p>
            </chart:title>
          </chart:axis>
          <chart:series chart:style-name="ch6" chart:values-cell-range-address="Sheet1.N36:Sheet1.N45" chart:class="chart:scatter">
            <chart:domain table:cell-range-address="Sheet1.C36:Sheet1.C45"/>
            <chart:data-point chart:repeated="10"/>
          </chart:series>
          <chart:series chart:style-name="ch7" chart:values-cell-range-address="Sheet1.O36:Sheet1.O45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6:Sheet1.C45</svg:desc>
                </draw:g>
              </table:table-cell>
              <table:table-cell office:value-type="float" office:value="0.3125">
                <text:p>0.3125</text:p>
                <draw:g>
                  <svg:desc>Sheet1.N36:Sheet1.N45</svg:desc>
                </draw:g>
              </table:table-cell>
              <table:table-cell office:value-type="float" office:value="0.3125">
                <text:p>0.3125</text:p>
                <draw:g>
                  <svg:desc>Sheet1.O36:Sheet1.O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.75">
                <text:p>33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.3125">
                <text:p>100.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7.1875">
                <text:p>67.18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6.5625">
                <text:p>156.56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3.75">
                <text:p>63.7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7.1875">
                <text:p>27.18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25">
                <text:p>6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125">
                <text:p>0.312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375">
                <text:p>0.9375</text:p>
              </table:table-cell>
              <table:table-cell office:value-type="float" office:value="0.3125">
                <text:p>0.31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